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513458.924" calcext:value-type="float">
            <text:p>4513458.924</text:p>
          </table:table-cell>
          <table:table-cell table:style-name="ce11" table:formula="of:=[.U9]" office:value-type="float" office:value="329525.2" calcext:value-type="float">
            <text:p>329,52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13" calcext:value-type="float">
            <text:p>32.13</text:p>
          </table:table-cell>
          <table:table-cell table:style-name="ce12" table:formula="of:=[.T10]" office:value-type="percentage" office:value="32.13" calcext:value-type="percentage">
            <text:p>321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65829" calcext:value-type="float">
            <text:p>176582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513458.924" calcext:value-type="float">
            <text:p>4513458.924</text:p>
          </table:table-cell>
          <table:table-cell table:style-name="ce6" table:formula="of:=([.R11]+[.R12])/2" office:value-type="float" office:value="329525.2" calcext:value-type="float">
            <text:p>329525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7261088.848" calcext:value-type="float">
            <text:p>7261088.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13" calcext:value-type="percentage">
            <text:p>3213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517099026553" calcext:value-type="percentage">
            <text:p>97.5%</text:p>
          </table:table-cell>
          <table:table-cell table:formula="of:=1/(1-[.P11])" office:value-type="float" office:value="39.2419999999999" calcext:value-type="float">
            <text:p>39.2419999999999</text:p>
          </table:table-cell>
          <table:table-cell table:formula="of:=[.$R$2]/(1/(1+[.$N$15]+[.$AU$15]))" office:value-type="float" office:value="316766" calcext:value-type="float">
            <text:p>31676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043313688851" calcext:value-type="percentage">
            <text:p>97.6%</text:p>
          </table:table-cell>
          <table:table-cell table:formula="of:=1/(1-[.P12])" office:value-type="float" office:value="41.742" calcext:value-type="float">
            <text:p>41.742</text:p>
          </table:table-cell>
          <table:table-cell table:formula="of:=[.$R$2]/(1/(1+[.$N$15]+[.$AI$15]+[.$AU$15]))" office:value-type="float" office:value="342284.4" calcext:value-type="float">
            <text:p>342284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280206357702" calcext:value-type="percentage">
            <text:p>97.5%</text:p>
          </table:table-cell>
          <table:table-cell table:style-name="ce14" table:formula="of:=([.Q11]+[.Q12])/2" office:value-type="float" office:value="40.492" calcext:value-type="float">
            <text:p>40.5</text:p>
          </table:table-cell>
          <table:table-cell table:style-name="ce14" table:formula="of:=([.R11]+[.R12])/2" office:value-type="float" office:value="329525.2" calcext:value-type="float">
            <text:p>329525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68" calcext:value-type="percentage">
            <text:p>6.8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13" calcext:value-type="percentage">
            <text:p>321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12" calcext:value-type="percentage">
            <text:p>31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12" calcext:value-type="percentage">
            <text:p>6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8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13" table:formula="of:=[.C45]+([.B45]-1)*20" office:value-type="float" office:value="19" calcext:value-type="float">
            <text:p>1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5" table:formula="of:=[.C46]+([.B46]-1)*20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24" calcext:value-type="percentage">
            <text:p>24.00%</text:p>
          </table:table-cell>
          <table:table-cell table:style-name="ce35" table:formula="of:=[.N46]" office:value-type="percentage" office:value="2.16" calcext:value-type="percentage">
            <text:p>216.0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2.16" calcext:value-type="percentage">
            <text:p>216.0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612" calcext:value-type="percentage">
            <text:p>61.2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612" calcext:value-type="percentage">
            <text:p>61.20%</text:p>
          </table:table-cell>
          <table:table-cell table:style-name="ce35" table:number-columns-repeated="3"/>
          <table:table-cell table:style-name="ce15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3" table:formula="of:=[.C47]+([.B47]-1)*20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26" calcext:value-type="float">
            <text:p>1726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51]+([.B51]-1)*2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urm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4]+([.B54]-1)*2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mony of the Drow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55]+([.B55]-1)*20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vy Archer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6]+([.B56]-1)*2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57]+([.B57]-1)*20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oul Percep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3]+([.B63]-1)*20" office:value-type="float" office:value="2" calcext:value-type="float">
            <text:p>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each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64]+([.B64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65]+([.B65]-1)*20" office:value-type="float" office:value="46" calcext:value-type="float">
            <text:p>4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Warhammer Master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6]+([.B66]-1)*20" office:value-type="float" office:value="9" calcext:value-type="float">
            <text:p>9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oo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74]+([.B74]-1)*20" office:value-type="float" office:value="48" calcext:value-type="float">
            <text:p>4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ood Manipul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5]+([.B7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on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76]+([.B76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Corros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7]+([.B77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Crystal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C78]+([.B78]-1)*20" office:value-type="float" office:value="34" calcext:value-type="float">
            <text:p>3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Curse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79]+([.B79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Fear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88]+([.B88]-1)*20" office:value-type="float" office:value="11" calcext:value-type="float">
            <text:p>1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Flesh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89]+([.B89]-1)*20" office:value-type="float" office:value="8" calcext:value-type="float">
            <text:p>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Gravity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0]+([.B9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Health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1]+([.B91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Hea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92]+([.B92]-1)*20" office:value-type="float" office:value="47" calcext:value-type="float">
            <text:p>4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Ice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3]+([.B93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Lava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4]+([.B94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Light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5]+([.B95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Lightning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96]+([.B96]-1)*20" office:value-type="float" office:value="44" calcext:value-type="float">
            <text:p>4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6]+([.B10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pphir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107]+([.B107]-1)*20" office:value-type="float" office:value="13" calcext:value-type="float">
            <text:p>1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ilver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08]+([.B108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mok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9]+([.B109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ou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10]+([.B110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ound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1]+([.B111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pac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2]+([.B112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tami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3]+([.B113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Wate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9]+([.B119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Wind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20]+([.B12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Woo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1]+([.B121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];[.C127];[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];[.C128];[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];[.C129];[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];[.C130];[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134];[.F134];[.G134];[.H134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135]; [.F135];[.G135];[.H135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136]; [.F136]; [.G136]; [.H136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213.0%" calcext:value-type="string">
            <text:p>Resilience: 3,213.0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143])" office:value-type="float" office:value="5" calcext:value-type="float">
            <text:p>5</text:p>
          </table:table-cell>
          <table:table-cell table:formula="of:=REPT(&quot; &quot;;MAX([.$C$143:.$C$145])-[.C143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8]" calcext:value-type="string">
            <text:p>hp/sec: <text:s/>0.27% [19.8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20% [40.0]" calcext:value-type="string">
            <text:p>mp/sec: <text:s/>0.20% [40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7% [54.8]" calcext:value-type="string">
            <text:p>w/Med: <text:s text:c="2"/>0.27% [54.8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28% [hp x 40.49]" calcext:value-type="string">
            <text:p>Mitigation: <text:s text:c="6"/>97.528% [hp x 40.49]</text:p>
          </table:table-cell>
          <table:table-cell/>
          <table:table-cell table:formula="of:=TEXT([.P13];&quot;#,##0.000%&quot;)" office:value-type="string" office:string-value="97.528%" calcext:value-type="string">
            <text:p>97.52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49" calcext:value-type="string">
            <text:p>40.49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329,525.2" calcext:value-type="string">
            <text:p>Effective Health: 329,525.2</text:p>
          </table:table-cell>
          <table:table-cell/>
          <table:table-cell table:formula="of:=TEXT([.R13];&quot;#,##0.0&quot;)" office:value-type="string" office:string-value="329,525.2" calcext:value-type="string">
            <text:p>329,525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1-19 Space Shift              x2 " calcext:value-type="string">
            <text:p>1-19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9" calcext:value-type="float">
            <text:p>19</text:p>
          </table:table-cell>
          <table:table-cell table:formula="of:=IF([.H183]&lt;10; &quot;  &quot;; &quot; &quot;)" office:value-type="string" office:string-value=" " calcext:value-type="string">
            <text:p><text:s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4]; &quot;-&quot;; [.H184]; [.I184]; [.A46]; [.J184]; [.C184]; [.K184]; [.L184]; [.M184]; [.N184];[.O184];[.P184];[.Q184] )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155]-[.D184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8" calcext:value-type="float">
            <text:p>18</text:p>
          </table:table-cell>
          <table:table-cell table:formula="of:=IF([.H184]&lt;10; &quot;  &quot;; &quot; &quot;)" office:value-type="string" office:string-value=" " calcext:value-type="string">
            <text:p><text:s/></text:p>
          </table:table-cell>
          <table:table-cell table:formula="of:=REPT(&quot; &quot;; [.E184])" office:value-type="string" office:string-value="     " calcext:value-type="string">
            <text:p><text:s text:c="5"/></text:p>
          </table:table-cell>
          <table:table-cell table:formula="of:=IF([.L184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155]; TEXT([.K46];&quot;#,##0.0%&quot;))" office:value-type="string" office:string-value="24.0% =&gt; 216.0%" calcext:value-type="string">
            <text:p>24.0% =&gt; 216.0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155]; TEXT([.AL46];&quot;#,##0.0%&quot;))" office:value-type="string" office:string-value="6.8% =&gt; 61.2%" calcext:value-type="string">
            <text:p>6.8% =&gt; 61.2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155]; TEXT([.AI46];&quot;#,##0.0%&quot;))" office:value-type="string" office:string-value="5.0% =&gt; 61.2%" calcext:value-type="string">
            <text:p>5.0% =&gt; 61.2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6  Space Awareness          x8 " calcext:value-type="string">
            <text:p>1-6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6" calcext:value-type="float">
            <text:p>6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9  Deviant of Humanity" calcext:value-type="string">
            <text:p>1-9 <text:s/>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9" calcext:value-type="float">
            <text:p>9</text:p>
          </table:table-cell>
          <table:table-cell table:formula="of:=IF([.H18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2  Soul Perception" calcext:value-type="string">
            <text:p>1-2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2" calcext:value-type="float">
            <text:p>2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Avatar of Ash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820" calcext:value-type="string">
            <text:p>Vit: 820</text:p>
          </table:table-cell>
        </table:table-row>
        <table:table-row table:style-name="ro1">
          <table:table-cell table:formula="of:=[$Calculations.A133]" office:value-type="string" office:string-value="End: 420" calcext:value-type="string">
            <text:p>End: 420</text:p>
          </table:table-cell>
        </table:table-row>
        <table:table-row table:style-name="ro1">
          <table:table-cell table:formula="of:=[$Calculations.A134]" office:value-type="string" office:string-value="Str: 515 [6,901.0]" calcext:value-type="string">
            <text:p>Str: 515 [6,901.0]</text:p>
          </table:table-cell>
        </table:table-row>
        <table:table-row table:style-name="ro1">
          <table:table-cell table:formula="of:=[$Calculations.A135]" office:value-type="string" office:string-value="Dex: 425 [2,805.0]" calcext:value-type="string">
            <text:p>Dex: 425 [2,805.0]</text:p>
          </table:table-cell>
        </table:table-row>
        <table:table-row table:style-name="ro1">
          <table:table-cell table:formula="of:=[$Calculations.A136]" office:value-type="string" office:string-value="Int: 820 [10,988.0]" calcext:value-type="string">
            <text:p>Int: 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13.0%" calcext:value-type="string">
            <text:p>Resilience: 3,213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 8,200" calcext:value-type="string">
            <text:p>Health: <text:s text:c="2"/>8,200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19.8]" calcext:value-type="string">
            <text:p>hp/sec: <text:s/>0.27% [19.8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28% [hp x 40.49]" calcext:value-type="string">
            <text:p>Mitigation: <text:s text:c="6"/>97.528% [hp x 40.49]</text:p>
          </table:table-cell>
        </table:table-row>
        <table:table-row table:style-name="ro1">
          <table:table-cell table:formula="of:=[$Calculations.A153]" office:value-type="string" office:string-value="Effective Health: 329,525.2" calcext:value-type="string">
            <text:p>Effective Health: 329,525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5 Force                    x2 " calcext:value-type="string">
            <text:p>1-15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1-19 Space Shift              x2 " calcext:value-type="string">
            <text:p>1-19 Space Shift <text:s text:c="13"/>x2 </text:p>
          </table:table-cell>
        </table:table-row>
        <table:table-row table:style-name="ro1">
          <table:table-cell table:formula="of:=[$Calculations.A184]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</table:table-row>
        <table:table-row table:style-name="ro1">
          <table:table-cell table:formula="of:=[$Calculations.A185]" office:value-type="string" office:string-value="1-6  Space Awareness          x8 " calcext:value-type="string">
            <text:p>1-6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9  Deviant of Humanity" calcext:value-type="string">
            <text:p>1-9 <text:s/>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2  Soul Perception" calcext:value-type="string">
            <text:p>1-2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0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1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2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3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4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7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4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3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2:42:45.846000000</dc:date>
    <meta:generator>LibreOffice/7.0.5.2$Windows_X86_64 LibreOffice_project/64390860c6cd0aca4beafafcfd84613dd9dfb63a</meta:generator>
    <meta:editing-duration>PT6H52M18S</meta:editing-duration>
    <meta:editing-cycles>59</meta:editing-cycles>
    <meta:document-statistic meta:table-count="2" meta:cell-count="1581" meta:object-count="0"/>
    <meta:user-defined meta:name="AppVersion">16.0300</meta:user-defined>
  </office:meta>
</office:document-meta>
</file>